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8.9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textarea-vertical-align="middle" fo:min-height="18.96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><text:span text:style-name="T1">Já Perdi o Medo de Chorar</text:span></text:p>
            <text:p><text:span text:style-name="T2">Andréa Fo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 text:style-name="P3"><text:span text:style-name="T3">Já perdi o medo de chorar</text:span></text:p>
            <text:p text:style-name="P3"><text:span text:style-name="T3">Já perdi o medo de chorar</text:span></text:p>
            <text:p text:style-name="P3"><text:span text:style-name="T3">Sou um daqueles que irá voar mais alto</text:span></text:p>
            <text:p text:style-name="P3"><text:span text:style-name="T3">E para além das estrelas vou vo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 text:style-name="P3"><text:span text:style-name="T3">Na eternidade não vou mais chorar</text:span></text:p>
            <text:p text:style-name="P3"><text:span text:style-name="T3">Sou um daqueles que irá voar mais alto</text:span></text:p>
            <text:p text:style-name="P3"><text:span text:style-name="T3">E para além das estrelas vou vo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 text:style-name="P3"><text:span text:style-name="T3">Na eternidade não vou mais sentir</text:span></text:p>
            <text:p text:style-name="P3"><text:span text:style-name="T3">Nenhum tipo de dor ou frustração</text:span></text:p>
            <text:p text:style-name="P3"><text:span text:style-name="T3">Na eternidade não haverá medo</text:span></text:p>
            <text:p text:style-name="P3"><text:span text:style-name="T3">Na eternidade não haverá percas</text:span></text:p>
            <text:p text:style-name="P3"><text:span text:style-name="T3">Nem tristezas pro m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 text:style-name="P3"><text:span text:style-name="T3">Terei um corpo de glória</text:span></text:p>
            <text:p text:style-name="P3"><text:span text:style-name="T3">Terei um corpo de glória</text:span></text:p>
            <text:p text:style-name="P3"><text:span text:style-name="T3">Vou receber a vitória</text:span></text:p>
            <text:p text:style-name="P3"><text:span text:style-name="T3">Vou receber a vitória</text:span></text:p>
            <text:p text:style-name="P3"><text:span text:style-name="T3">Que recebeu o meu Jesus</text:span></text:p>
            <text:p text:style-name="P3"><text:span text:style-name="T3">Quando venceu a morte lá na cru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 text:style-name="P3"><text:span text:style-name="T3">Já perdi o medo de chorar</text:span></text:p>
            <text:p text:style-name="P3"><text:span text:style-name="T3">Já perdi o medo de chorar</text:span></text:p>
            <text:p text:style-name="P3"><text:span text:style-name="T3">Sou um daqueles que irá voar mais alto</text:span></text:p>
            <text:p text:style-name="P3"><text:span text:style-name="T3">E para além das estrelas vou vo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 text:style-name="P3"><text:span text:style-name="T3">Terei um corpo de glória</text:span></text:p>
            <text:p text:style-name="P3"><text:span text:style-name="T3">Terei um corpo de glória</text:span></text:p>
            <text:p text:style-name="P3"><text:span text:style-name="T3">Vou receber a vitória</text:span></text:p>
            <text:p text:style-name="P3"><text:span text:style-name="T3">Vou receber a vitória</text:span></text:p>
            <text:p text:style-name="P3"><text:span text:style-name="T3">Que recebeu o meu Jesus</text:span></text:p>
            <text:p text:style-name="P3"><text:span text:style-name="T3">Quando venceu a morte lá na cruz.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3" draw:text-style-name="P1" draw:layer="layout" svg:width="25.199cm" svg:height="18.963cm" svg:x="1.4cm" svg:y="0.837cm" presentation:class="subtitle" presentation:user-transformed="true">
          <draw:text-box>
            <text:p text:style-name="P3"><text:span text:style-name="T3">Já perdi o medo de chorar</text:span></text:p>
            <text:p text:style-name="P3"><text:span text:style-name="T3">Já perdi o medo de chorar</text:span></text:p>
            <text:p text:style-name="P3"><text:span text:style-name="T3">Sou um daqueles que irá voar mais alto</text:span></text:p>
            <text:p text:style-name="P3"><text:span text:style-name="T3">E para além das estrelas vou vo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 text:style-name="P3"><text:span text:style-name="T3">Sou um daqueles que irá voar mais alto</text:span></text:p>
            <text:p text:style-name="P3"><text:span text:style-name="T3">E para além das estrelas vou vo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8:01:41.773000000</meta:creation-date>
    <dc:date>2017-02-15T18:12:57.628000000</dc:date>
    <meta:editing-duration>PT49S</meta:editing-duration>
    <meta:editing-cycles>1</meta:editing-cycles>
    <meta:document-statistic meta:object-count="48"/>
    <meta:generator>LibreOffice/5.2.0.4$Windows_x86 LibreOffice_project/066b007f5ebcc236395c7d282ba488bca6720265</meta:generator>
  </office:meta>
</office:document-meta>
</file>